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Liberation Sans Narrow" svg:font-family="'Liberation Sans Narrow'"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gL_5f_Fliesstext">
      <style:paragraph-properties fo:text-align="start" style:justify-single-word="false"/>
    </style:style>
    <style:style style:name="P2" style:family="paragraph" style:parent-style-name="gL_5f_Fliesstext">
      <style:text-properties fo:language="en" fo:country="US"/>
    </style:style>
    <style:style style:name="P3" style:family="paragraph" style:parent-style-name="gL_5f_Fliesstext">
      <style:paragraph-properties fo:text-align="start" style:justify-single-word="false"/>
      <style:text-properties fo:language="en" fo:country="US"/>
    </style:style>
    <style:style style:name="P4" style:family="paragraph" style:parent-style-name="gL_5f_Fliesstext">
      <style:text-properties fo:font-size="11pt" fo:language="en" fo:country="US" fo:font-weight="bold" style:font-size-asian="11pt" style:font-weight-asian="bold" style:font-size-complex="11pt" style:font-weight-complex="bold"/>
    </style:style>
    <style:style style:name="P5" style:family="paragraph" style:parent-style-name="gL_5f_Fliesstext_5f_Abstand_5f_davor">
      <style:paragraph-properties fo:text-align="start" style:justify-single-word="false"/>
    </style:style>
    <style:style style:name="P6" style:family="paragraph" style:parent-style-name="gL_5f_Fliesstext_5f_Abstand_5f_davor">
      <style:text-properties fo:language="en" fo:country="US"/>
    </style:style>
    <style:style style:name="P7" style:family="paragraph" style:parent-style-name="gL_5f_Fliesstext_5f_Abstand_5f_davor">
      <style:text-properties fo:language="en" fo:country="US" fo:font-weight="bold" style:font-weight-asian="bold" style:font-weight-complex="bold"/>
    </style:style>
    <style:style style:name="P8" style:family="paragraph" style:parent-style-name="gL_5f_Fliesstext_5f_Abstand_5f_davor">
      <style:text-properties fo:language="en" fo:country="US" fo:font-style="italic" style:font-style-asian="italic" style:font-style-complex="italic"/>
    </style:style>
    <style:style style:name="P9" style:family="paragraph" style:parent-style-name="gL_5f_Fliesstext_5f_Abstand_5f_davor">
      <style:text-properties fo:language="en" fo:country="US" fo:font-style="normal" fo:font-weight="bold" style:font-style-asian="normal" style:font-weight-asian="bold" style:font-style-complex="normal" style:font-weight-complex="bold"/>
    </style:style>
    <style:style style:name="P10" style:family="paragraph" style:parent-style-name="gL_5f_Fliesstext_5f_Abstand_5f_davor">
      <style:text-properties fo:language="en" fo:country="US" style:text-underline-style="solid" style:text-underline-width="auto" style:text-underline-color="font-color" fo:font-weight="bold" style:font-weight-asian="bold" style:font-weight-complex="bold"/>
    </style:style>
    <style:style style:name="P11" style:family="paragraph" style:parent-style-name="Text_20_body">
      <style:text-properties fo:language="en" fo:country="US"/>
    </style:style>
    <style:style style:name="P12" style:family="paragraph" style:parent-style-name="Text_20_body">
      <style:paragraph-properties fo:text-align="center" style:justify-single-word="false"/>
      <style:text-properties fo:text-transform="uppercase" fo:font-size="15pt" fo:language="en" fo:country="US" fo:background-color="transparent" style:font-size-asian="15pt" style:font-size-complex="15pt"/>
    </style:style>
    <style:style style:name="P13" style:family="paragraph" style:parent-style-name="gL_5f_Inhaltsverzeichnis_5f_DeSario_5f_Subtitle">
      <style:text-properties fo:language="en" fo:country="US"/>
    </style:style>
    <style:style style:name="P14" style:family="paragraph" style:parent-style-name="gL_5f_Inhaltsverzeichnis_5f_DeSario_5f_Subtitle">
      <style:text-properties fo:font-variant="normal" fo:text-transform="none" fo:color="#000000" fo:language="en" fo:country="US" fo:font-style="normal" style:font-size-asian="11pt" style:font-size-complex="11pt"/>
    </style:style>
    <style:style style:name="P15" style:family="paragraph" style:parent-style-name="gL_5f_Bibelzitat_5f_Quellenangabe_5f_ohne_5f_Einzug_5f__28_kleiner_5f_Abstand_5f_danach_29_">
      <style:text-properties fo:language="en" fo:country="US"/>
    </style:style>
    <style:style style:name="P16" style:family="paragraph" style:parent-style-name="gL_5f_Inhaltsverzeichnis_5f_DeSario">
      <style:paragraph-properties>
        <style:tab-stops>
          <style:tab-stop style:position="0.626cm"/>
          <style:tab-stop style:position="17.655cm"/>
          <style:tab-stop style:position="19.001cm" style:type="right"/>
        </style:tab-stops>
      </style:paragraph-properties>
    </style:style>
    <style:style style:name="P17" style:family="paragraph" style:parent-style-name="gL_5f_Bibelzitat_5f_Abstand_5f_davor_5f_ohne_5f_Einzug">
      <style:text-properties fo:language="en" fo:country="US"/>
    </style:style>
    <style:style style:name="P18" style:family="paragraph" style:parent-style-name="gL_5f_Bibelzitat_5f_kein_5f_Abstand_5f_davor_5f_ohne_5f_Einzug_5f__28_Folgezeile_29_">
      <style:text-properties fo:language="en" fo:country="US"/>
    </style:style>
    <style:style style:name="P19" style:family="paragraph" style:parent-style-name="gL_5f_Titel">
      <style:paragraph-properties fo:text-align="center" style:justify-single-word="false" fo:break-before="page"/>
      <style:text-properties fo:language="en" fo:country="US" style:text-underline-style="solid" style:text-underline-width="auto" style:text-underline-color="font-color" fo:font-weight="bold"/>
    </style:style>
    <style:style style:name="P20" style:family="paragraph" style:parent-style-name="gL_5f_Fliesstext" style:list-style-name="">
      <style:text-properties fo:font-size="18pt" fo:language="en" fo:country="US" fo:font-weight="bold" style:font-size-asian="18pt" style:font-weight-asian="bold" style:font-size-complex="18pt" style:font-weight-complex="bold"/>
    </style:style>
    <style:style style:name="P21" style:family="paragraph" style:parent-style-name="gL_5f_Fliesstext" style:list-style-name="gL_5f_Liste_5f_unsortiert">
      <style:text-properties fo:language="en" fo:country="US"/>
    </style:style>
    <style:style style:name="P22" style:family="paragraph" style:parent-style-name="gL_5f_Titel" style:master-page-name="gL_5f_Seitenvorlage_5f_mehr_5f_Platz_5f_Fusszeile">
      <style:paragraph-properties style:page-number="auto"/>
      <style:text-properties fo:language="en" fo:country="US"/>
    </style:style>
    <style:style style:name="T1" style:family="text">
      <style:text-properties fo:language="en" fo:country="US"/>
    </style:style>
    <style:style style:name="T2" style:family="text">
      <style:text-properties style:use-window-font-color="true" fo:language="en" fo:country="US"/>
    </style:style>
    <style:style style:name="T3" style:family="text">
      <style:text-properties fo:font-variant="normal" fo:text-transform="none" fo:color="#000000" fo:font-style="normal" style:font-size-asian="11pt" style:font-size-complex="11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style>
    <style:style style:name="T8" style:family="text">
      <style:text-properties fo:font-style="italic"/>
    </style:style>
    <style:style style:name="T9" style:family="text">
      <style:text-properties fo:font-style="italic" fo:font-weight="bold"/>
    </style:style>
    <style:style style:name="T10" style:family="text">
      <style:text-properties style:text-underline-style="none"/>
    </style:style>
    <style:style style:name="T11" style:family="text">
      <style:text-properties fo:text-transform="capitalize"/>
    </style:style>
    <style:style style:name="T12" style:family="text">
      <style:text-properties fo:text-transform="capitalize" fo:color="#000000" fo:font-style="normal" style:font-size-asian="11pt" style:font-size-complex="11pt"/>
    </style:style>
    <style:style style:name="T13" style:family="text">
      <style:text-properties fo:text-transform="capitalize" style:text-underline-style="none"/>
    </style:style>
    <style:style style:name="T14" style:family="text">
      <style:text-properties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Exploding the Myths of Reformed Theology</text:p>
      <text:p text:style-name="P5"><text:span text:style-name="T1">Originally by Michael DeSario (Standing the Gap Ministries </text:span><text:a xlink:type="simple" xlink:href="http://www.standingthegap.org/">www.standingthegap.org</text:a><text:span text:style-name="T1">)</text:span></text:p>
      <text:p text:style-name="P3">The content was originally published in English. Following is only an excerpt of this document (Chapter 7)</text:p>
      <text:p text:style-name="P3">You can Email questions and comments at: <text:a xlink:type="simple" xlink:href="mailto:Holdingfirmly@gmail.com">Holdingfirmly@gmail.com</text:a> (English)</text:p>
      <text:p text:style-name="P1"><text:span text:style-name="T1">Link to the original document: </text:span><text:a xlink:type="simple" xlink:href="http://www.standingthegap.org/Exploding%20the%20Myths.pdf">http://www.standingthegap.org/Exploding%20the%20Myths.pdf</text:a></text:p>
      <text:p text:style-name="P1"><text:span text:style-name="T1">Link to the whole document: </text:span><text:a xlink:type="simple" xlink:href="http://gesundelehre.tk/download/english/summary_michael_desario_exploding_the_myths_of_reformed_theology.pdf">http://gesundelehre.tk/download/english/summary_michael_desario_exploding_the_myths_of_reformed_theology.pdf</text:a></text:p>
      <text:p text:style-name="P1"><text:span text:style-name="T1">Link to the German version of the document: </text:span><text:a xlink:type="simple" xlink:href="http://gesundelehre.tk/download/german/zusammenfassung_michael_desario_aufdecken_der_mythen_der_reformierten_theologie.pdf">http://gesundelehre.tk/download/german/zusammenfassung_michael_desario_aufdecken_der_mythen_der_reformierten_theologie.pdf</text:a></text:p>
      <text:p text:style-name="P4"/>
      <text:p text:style-name="P4"/>
      <text:h text:style-name="P20" text:outline-level="1">Index</text:h>
      <text:p text:style-name="gL_5f_Inhaltsverzeichnis_5f_DeSario">1.<text:tab/><text:span text:style-name="T11">Let the Wicked forsake his way</text:span><text:tab/>Page<text:tab/>2</text:p>
      <text:p text:style-name="P13">Discussion of Ability and Free Will vs born in sin, saved in sin and can never stop sinning.</text:p>
      <text:p text:style-name="P16">2.<text:tab/><text:span text:style-name="T11">Real Repentance</text:span><text:tab/>Page<text:tab/>4</text:p>
      <text:p text:style-name="P13">A Discussion of Repentance and faith proven by deeds. The purpose and effect of genuine repentance. The self cleansing of humility leading to reconciliation.</text:p>
      <text:p text:style-name="gL_5f_Inhaltsverzeichnis_5f_DeSario">3.<text:tab/><text:span text:style-name="T11">Common Dispersions parroted by professing Christians</text:span><text:tab/>Page<text:tab/>6</text:p>
      <text:p text:style-name="gL_5f_Inhaltsverzeichnis_5f_DeSario">4.<text:tab/><text:span text:style-name="T11">What must I do to be saved? (What Must I do to inherit Eternal Life?)</text:span><text:tab/>Page<text:tab/>7</text:p>
      <text:p text:style-name="P13">A discussion on the true Gospel of Jesus Christ revealing the Synergy of faith establishing the law of love.</text:p>
      <text:p text:style-name="gL_5f_Inhaltsverzeichnis_5f_DeSario"><text:span text:style-name="T10">5.<text:tab/></text:span><text:span text:style-name="T13">Can you Sin and Not Die?</text:span><text:tab/>Page<text:tab/>8</text:p>
      <text:p text:style-name="P13">Examining Substitution and imputed righteousness against the warnings of willful sin in Hebrews 10:26. Explaining genuine righteousness and the<text:span text:style-name="T14"> healing of the mind through faith. Answering the charge of sinless perfect against Obedience to the truth.</text:span></text:p>
      <text:p text:style-name="gL_5f_Inhaltsverzeichnis_5f_DeSario">6.<text:tab/><text:span text:style-name="T11">Regeneration in Christ, the effects of the New Birth and transformation from Darkness to Light</text:span><text:tab/>Page<text:tab/>13</text:p>
      <text:p text:style-name="gL_5f_Inhaltsverzeichnis_5f_DeSario">7.<text:tab/><text:span text:style-name="T11">What the fallacy of Penal Substitution has done to the Gospel</text:span><text:tab/>Page<text:tab/>15</text:p>
      <text:p text:style-name="gL_5f_Inhaltsverzeichnis_5f_DeSario">8.<text:tab/><text:span text:style-name="T11">The Church as it is seen today compared to the Ekklesia of Scripture</text:span><text:tab/>Page<text:tab/>18</text:p>
      <text:p text:style-name="gL_5f_Inhaltsverzeichnis_5f_DeSario">9.<text:tab/><text:span text:style-name="T11">Exposing the myth of the visible and invisible church (Legitimizing the Illegitimate Church!)</text:span><text:tab/>Page<text:tab/>22</text:p>
      <text:p text:style-name="P13">Exposing the myth of the visible and invisible church supposedly qualified in the parable of the wheat<text:line-break/>and tares. Explaining why the preachers will not expose the sins of professed Christians in their churches.</text:p>
      <text:p text:style-name="gL_5f_Inhaltsverzeichnis_5f_DeSario">10.<text:tab/><text:span text:style-name="T11">Calling Evil Good and Good Evil</text:span><text:tab/>Page<text:tab/>25</text:p>
      <text:p text:style-name="P13">How the concept of Right and wrong has been reversed in our society at large.</text:p>
      <text:p text:style-name="gL_5f_Inhaltsverzeichnis_5f_DeSario">11.<text:tab/><text:span text:style-name="T11">Faithfulness to keeping the Commands of God</text:span><text:tab/>Page<text:tab/>28</text:p>
      <text:p text:style-name="P13">The True meaning of faith and how faith is perfected in Deeds. Exploding the mythical contradictions between faith and works imagined by the Reformers. Why ‘faith alone’ cannot Save the soul.</text:p>
      <text:p text:style-name="gL_5f_Inhaltsverzeichnis_5f_DeSario"><text:span text:style-name="T12">12.<text:tab/>Reaping what you Sow. (The inevitable consequences of sin)</text:span><text:span text:style-name="T3"><text:tab/>Page<text:tab/>31</text:span></text:p>
      <text:p text:style-name="P14">Exposing the fallacy of carnal Christians and how it is mocking God to live according to the flesh. Defining the true Nature of God’s Mercy and Righteous Judgments</text:p>
      <text:p text:style-name="P19">Exploding the Myths of Reformed Theology</text:p>
      <text:p text:style-name="P11"/>
      <text:p text:style-name="P12">Exposing the Myths of inability, born in sin, saved in sin and all the doctrinal fallacies necessitated by them.</text:p>
      <text:h text:style-name="gL_5f_Ueberschrift1" text:outline-level="1">What the fallacy of Penal Substitution has done to the Gospel</text:h>
      <text:p text:style-name="P6">The Redemption Model universally accepted by the Orthodox Church for over 1000 years was based on Ransom in which Christ died on behalf of man to Redeem him from the Corrupting influence of sin; through repentance and faith PROVEN by Deeds. (No magic transfer of sin or righteousness, Redemption depended on Obedience to the truth, 'Faith &amp; Deeds) </text:p>
      <text:p text:style-name="P6">Around the 11th Century a Catholic Bishop named Anselm developed the <text:span text:style-name="T7">Satisfaction theory</text:span>, in which Christ suffered as a Substitute on behalf of mankind in order to appease God's sense of Justice, balancing out the scales so to speak; so God's Divine authority would not be defrauded. Christ <text:span text:style-name="T4">did not</text:span> have to suffer the Wrath of God or be blackened as a sinner, but He did have to<text:span text:style-name="T6"> 'Satisfy'</text:span> Divine Justice to make restitution for the wrongs man had done to God. This theory was later expanded by another Bishop named Abelard around 1100AD and much later severely altered into a<text:span text:style-name="T6"> Penal Model</text:span> by Thomas Aquinas around 1200AD. In this was the Demise of Genuine Repentance Proven by Deeds, since Christ was man's Substitute (under these theories) a person had but merely to TRUST in His Satisfaction (or Provision) and be declared Saved in God's sight. </text:p>
      <text:p text:style-name="P6">The final and most devastating blow to the Gospel of Christ came about in the 1500's when the Satisfaction Model was systematized (or standardize) into a diabolical perversion called: <text:span text:style-name="T4">'Penal</text:span><text:span text:style-name="T7"> Substitution'</text:span>, by heretics Martin Luther in Germany and John Calvin in Geneva. (I accuse them of heresy because historically they participated in murder, torture and other heinous acts not conducive to Christ's teachings) <text:span text:style-name="T9">Penal</text:span> inserts the idea of 'Punishment' and changes the focus of Christ's sacrifice from<text:span text:style-name="T6"> Redemption to PAYMENT.</text:span> He actually had to BECOME a Sinner and Suffer man's penalty on the Cross in order to appease the awful Wrath of God (the vengeful Judge who demanded blood) </text:p>
      <text:p text:style-name="P6">Throughout the 1500-1800's the Reformers wavered between Anselm's Satisfaction theory and Luther-Calvin's Penal Model which turned Divine Justice into a Court of law where God had to Punish an innocent person to conciliate Himself against the sins of man and establish a PROVSION to mystically Transfer Righteousness to him while he remained still in his sins. </text:p>
      <text:p text:style-name="P6"><text:span text:style-name="T7">To Clarify between the two models:</text:span><text:span text:style-name="T4"> </text:span></text:p>
      <text:p text:style-name="P2">Satisfaction is seen as an Alternative to Punishment so God's honor can be restored.</text:p>
      <text:p text:style-name="P2">In Penal Satisfaction the Punishment (Wrath) Satisfies the Demand for Justice </text:p>
      <text:p text:style-name="P6">Thus we have Bible Ransom vs. two models of Satisfaction invented by men.</text:p>
      <text:p text:style-name="P6">The Bible says Christ died on man's<text:span text:style-name="T6"> </text:span><text:span text:style-name="T7">BEHALF</text:span> (<text:span text:style-name="T8">hyper</text:span> in the Greek, 1Tim2:6, Mt20:28, Mk10:45) Satisfaction claims He died in our<text:span text:style-name="T6"> </text:span><text:span text:style-name="T7">STEAD</text:span> (<text:span text:style-name="T8">anti</text:span> in Greek, Rom12:17, 1Thes5:15, as in 'instead' of returning evil for evil, return it with good) </text:p>
      <text:p text:style-name="P6"><text:span text:style-name="T6">Splitting hairs you say? I don't think so.</text:span> If Christ died on our Behalf (to redeem us from the corruption of sin) then we are obligated to<text:span text:style-name="T6"> </text:span><text:span text:style-name="T7">FOLLOW</text:span> Him in Obedient devotion to His teachings. (Directly in line with the Bible: Mt10:34-39, Mk9:34-38, Lk9:23-27, 1Pet2:21) </text:p>
      <text:p text:style-name="P6">If however you believe that He died in your place as a Substitute then your obedience and righteousness is fulfilled in the<text:span text:style-name="T6"> PROVISION</text:span> He made as your replacement. So you have the Moral Transfer, Pre-forgiveness of sin and the Magic cover of Grace. A neat little Package all wrapped up in repeat after me! </text:p>
      <text:p text:style-name="P6"><text:span text:style-name="T7">Today</text:span> the vast majority of Professed Christians world wide have come into the faith in this manner; believing that Christ is their recompense against any further judgment for their on-going sins. They are wholly ignorant of the historical origin of the Satisfaction doctrine and how it necessitates the System of error preached as Bible Truth in all facets of church life today. </text:p>
      <text:p text:style-name="P6"><text:soft-page-break/>The major Bible Pundits have crafted these errors to near perfection making them feasible in the minds of men in accordance to their twisted understanding of Scripture. Their success can be seen in sordid and shameful condition of people supposedly being 'saved' under such preaching.<text:span text:style-name="T6"> Ransom,</text:span> as presented in the Bible by Christ Himself, is a foreign concept among the professed. They cannot comprehend a Savior who demands their entire obedience and a denial of self life. To them there is simply no Purpose to His Death if it wasn't to Provide them with a means to be 'saved' in their sins; otherwise no one can be Saved because no one can ever Stop sinning. </text:p>
      <text:p text:style-name="P7"><text:span text:style-name="T6">What makes Penal Substitution anti-Bible?</text:span> </text:p>
      <text:p text:style-name="P6"><text:span text:style-name="T7">First</text:span> because it absolutely negates the necessity of Crucifying the flesh with its passions and desires in the process of Repentance proven by deeds called for in Scripture. (Mt3:8, Mk3:8, Acts26:18-20) Therefore the vile sins of the flesh NEVER stop &amp; the heart can never be Pure by faith working by love. (Rom6:4-6, Gal5:24, Acts15:9, 1Pet1:22) </text:p>
      <text:p text:style-name="P6"><text:span text:style-name="T7">Second</text:span> because it turns the Precious Savior into a Blackened Sinner by some mystical transfer in God's mind so He could be Punished and man be declared righteous while he remains un-righteous. </text:p>
      <text:p text:style-name="P6"><text:span text:style-name="T7">Third</text:span> it subjects the Blameless and Pure Savior with no sin in Him (1Jh3:5) to the full force of God's Wrath in some kind of Divine vengeance to punish the innocent in place of the guilty. The exact opposite of Mercy! (Isa55:7, Js2:13) </text:p>
      <text:p text:style-name="P9"><text:span text:style-name="T6">To Summarize what all this means in light of Salvation:</text:span> </text:p>
      <text:p text:style-name="P6">Man is<text:span text:style-name="T6"> Provided</text:span> with a means to be 'Saved<text:span text:style-name="T6"> in his sins'</text:span> because he is Born with a 'sinful<text:span text:style-name="T6"> nature'</text:span> inherited from Adam of which he cannot forsake (you can't forsake a nature) but MUST be Covered from God's sight so he can be declared worthy of heaven even though he can never completely Stop sinning in this life. Thus the <text:span text:style-name="T4">Substitution</text:span> is his Salvation by<text:span text:style-name="T6"> receiving</text:span> Christ into his heart and trusting it is finished, sin is pre-forgiven and Wrath fully satisfied. </text:p>
      <text:p text:style-name="P7"><text:span text:style-name="T6">In this is the BEDROCK of every nonsensical fallacy on the lips of Professing</text:span> <text:span text:style-name="T6">Christians today:</text:span> </text:p>
      <text:p text:style-name="P6">'No one can ever stop sinning', 'If they could stop they wouldn't need Jesus and could save themselves', 'If I claim to do Righteous deeds I am trying to Self Justify and therefore Self-Righteous', 'If I add Works or Deeds to my faith I am rejecting Grace and destine for Perdition', and IF I say I have no Sin I lie and the truth is NOT in me!' </text:p>
      <text:p text:style-name="P6"><text:span text:style-name="T6">Therefore the Bible Pundits teach that 'Christians' are:</text:span> 'The Chief of sinners, Romans Wretch, with a Desperately Wicked heart full of filthy rags, who sin daily in thought, word and deed and anyone who claims otherwise is a self righteous liar with no truth in them.' Iron Clad Deception guaranteed to seal your doom to Perdition!</text:p>
      <text:p text:style-name="P6"><text:span text:style-name="T7">So there you have it Penal Substitution:</text:span>= </text:p>
      <text:list xml:id="list20406304" text:style-name="gL_5f_Liste_5f_unsortiert">
        <text:list-item>
          <text:p text:style-name="P21">Pre-forgives sin, past, present and future </text:p>
        </text:list-item>
        <text:list-item>
          <text:p text:style-name="P21">Turns Christ into a Sinner who is punished in man's place </text:p>
        </text:list-item>
        <text:list-item>
          <text:p text:style-name="P21">Invents a Mystical Double Transfer of Sin and Righteousness </text:p>
        </text:list-item>
        <text:list-item>
          <text:p text:style-name="P21">Creates a FULL Provision for Continuing in sin without fear of penalty </text:p>
        </text:list-item>
        <text:list-item>
          <text:p text:style-name="P21">And <text:span text:style-name="T4">Negates</text:span> the Entire Purpose of the <text:span text:style-name="T4">GOSPEL</text:span> to Redeem man from the Corrupting influence of sin! </text:p>
        </text:list-item>
      </text:list>
      <text:p text:style-name="P6"><text:span text:style-name="T6">ALL OPPOSITE OF THE BIBLE!</text:span> </text:p>
      <text:p text:style-name="P6"><text:span text:style-name="T6">Christ died on Behalf of man as a Ransom for sin to Release him from bondage and</text:span> <text:span text:style-name="T6">destroy the works of the devil</text:span> </text:p>
      <text:p text:style-name="P17">who gave Himself a <text:span text:style-name="T4">ransom</text:span> for all, to be testified in due time <text:span text:style-name="T5">1Tim2:6</text:span>. (see also Matt20:28, Mk10:45, Isa52:3, Hosea13:14) </text:p>
      <text:p text:style-name="P17">He who sins is of the devil, for the devil has sinned from the beginning. For this purpose the Son of God was manifested, that He might destroy the works of the devil. <text:span text:style-name="T5">1Jh3:8 </text:span></text:p>
      <text:p text:style-name="P7"><text:span text:style-name="T6">He Could NOT have become Sin, because there was NO Sin in Him, He was a sin offering, not sin!</text:span> </text:p>
      <text:p text:style-name="P17">And you know that He was manifested to take away our sins, and<text:span text:style-name="T6"> in Him there is no sin.1Jh3:5</text:span> </text:p>
      <text:p text:style-name="P17">how much more shall the blood of Christ, who through the eternal Spirit<text:span text:style-name="T6"> offered Himself</text:span> <text:span text:style-name="T6">without spot to God,</text:span> cleanse <text:soft-page-break/>your conscience from dead works to serve the living God?</text:p>
      <text:p text:style-name="P15">Heb9:14 </text:p>
      <text:p text:style-name="P18">Yet it pleased the LORD to bruise Him; He has put Him to grief. When You make His soul an <text:span text:style-name="T6">offering for sin,</text:span> <text:span text:style-name="T5">Isa53:10</text:span> </text:p>
      <text:p text:style-name="P6"><text:span text:style-name="T7">Righteous is What you DO by Faith Working by Love!</text:span><text:span text:style-name="T6"> (It cannot be transferred)</text:span> </text:p>
      <text:p text:style-name="P17">Little children, let no man deceive you: he that does what is right is righteous, even as he is righteous. <text:span text:style-name="T5">1Jh3:8</text:span></text:p>
      <text:p text:style-name="P17">For in Christ Jesus neither circumcision nor uncircumcision avails anything, but faith working through love. <text:span text:style-name="T5">Gal5:6</text:span></text:p>
      <text:p text:style-name="P17">By faith Abraham obeyed when he was called to go out, Heb11:8, 'Since you have purified your souls in obeying the truth through the Spirit in sincere love of the brethren, love one another fervently with a pure heart,' <text:span text:style-name="T5">1Pet1:22</text:span></text:p>
      <text:p text:style-name="P10">It's Not Provision but REPENTANCE Proven by Deeds to .....</text:p>
      <text:p text:style-name="P8"><text:span text:style-name="T6">to open their eyes, in order to turn them from darkness to light, and from the power of Satan to God,</text:span> that they may receive forgiveness of sins and an inheritance among those who are sanctified by faith in Me.' Therefore, King Agrippa, I was not disobedient to the heavenly vision, but declared first to those in Damascus and in Jerusalem, and throughout all the region of Judea, and then to the Gentiles, that they should repent, turn to God, and<text:span text:style-name="T6"> </text:span><text:span text:style-name="T7">do works </text:span><text:span text:style-name="T6">befitting repentance</text:span></text:p>
      <text:p text:style-name="P15">Acts26:18-20</text:p>
      <text:p text:style-name="P2"><text:span text:style-name="T6">Under Substitution:</text:span> </text:p>
      <text:list xml:id="list20411938" text:continue-numbering="true" text:style-name="gL_5f_Liste_5f_unsortiert">
        <text:list-item>
          <text:p text:style-name="P21">(Born in sin, saved in sin, stay in sin) </text:p>
        </text:list-item>
        <text:list-item>
          <text:p text:style-name="P21">The Sin Never Stops even with Christ </text:p>
        </text:list-item>
        <text:list-item>
          <text:p text:style-name="P21">You remain Carnal Sold under sin, no purity of heart </text:p>
        </text:list-item>
        <text:list-item>
          <text:p text:style-name="P21">The Flesh is Never Crucified with Christ in Repentance </text:p>
        </text:list-item>
        <text:list-item>
          <text:p text:style-name="P21">Faith is never a work of love purifying the heart of sin </text:p>
        </text:list-item>
        <text:list-item>
          <text:p text:style-name="P21">There is no fear or urgency to get free from wrong doing </text:p>
        </text:list-item>
        <text:list-item>
          <text:p text:style-name="P21">The Professed is Dead to God </text:p>
        </text:list-item>
      </text:list>
      <text:p text:style-name="P6"><text:span text:style-name="T6">Under Ransom, Bible Redemption:</text:span> </text:p>
      <text:list xml:id="list20429543" text:continue-numbering="true" text:style-name="gL_5f_Liste_5f_unsortiert">
        <text:list-item>
          <text:p text:style-name="P21">Released from the bondage and corruption of sin </text:p>
        </text:list-item>
        <text:list-item>
          <text:p text:style-name="P21">Faith is working by love, purifying the heart of sin &amp; having Victory over the world </text:p>
        </text:list-item>
        <text:list-item>
          <text:p text:style-name="P21">The Passions and Desires are Crucified with Christ, body of sin destroyed </text:p>
        </text:list-item>
        <text:list-item>
          <text:p text:style-name="P21">The eyes of the understanding are open illuminated by Truth </text:p>
        </text:list-item>
        <text:list-item>
          <text:p text:style-name="P21">The spirit is Renewed, transformed and diligently following Christ </text:p>
        </text:list-item>
      </text:list>
      <text:p text:style-name="P6"><text:span text:style-name="T7">Substitution is a Doctrine of Demons</text:span> and has (for the most part) ruined Gospel Preaching in the World today! As a result Millions now Walk blindly down the Wide Road to Perdition wholly unaware of their approaching doom. We Must work Diligently to Pull Down this horrible Doctrine to save some before it's too late. </text:p>
      <text:p text:style-name="P17">For though we walk in the flesh, we do not war according to the flesh. For the weapons of our warfare are not carnal but mighty in God<text:span text:style-name="T6"> </text:span><text:span text:style-name="T7">for pulling down strongholds</text:span>, casting down arguments and every high thing that exalts itself against the knowledge of God, bringing every thought into captivity to the obedience of Christ, and being ready to punish all disobedience when your obedience is fulfilled.</text:p>
      <text:p text:style-name="P15">2Cor10: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Liberation Sans Narrow" svg:font-family="'Liberation Sans Narrow'"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L_5f_Fliesstext" style:display-name="gL_Fliesstext" style:family="paragraph" style:next-style-name="gL_5f_Fliesstext_5f_Folge" style:master-page-name="">
      <style:paragraph-properties fo:line-height="120%" fo:text-align="justify" style:justify-single-word="false" style:page-number="auto"/>
      <style:text-properties style:font-name="TimesNewRoman1"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gL_5f_Fliesstext_5f_Folge" style:display-name="gL_Fliesstext_Folge" style:family="paragraph" style:parent-style-name="gL_5f_Fliesstext">
      <style:paragraph-properties fo:margin-left="0cm" fo:margin-right="0cm" fo:text-indent="0.7cm" style:auto-text-indent="false"/>
    </style:style>
    <style:style style:name="gL_5f_Fliesstext_5f_Abstand_5f_davor" style:display-name="gL_Fliesstext_Abstand_davor" style:family="paragraph" style:parent-style-name="gL_5f_Fliesstext" style:next-style-name="gL_5f_Fliesstext_5f_Folge" style:class="text">
      <style:paragraph-properties fo:margin-top="0.25cm" fo:margin-bottom="0cm"/>
    </style:style>
    <style:style style:name="gL_5f_Fliesstext_5f_Folge_5f_und_5f_Einzug" style:display-name="gL_Fliesstext_Folge_und_Einzug" style:family="paragraph" style:parent-style-name="gL_5f_Fliesstext_5f_Folge" style:class="text">
      <style:paragraph-properties fo:margin-left="0.7cm" fo:margin-right="0.7cm" fo:text-indent="0.7cm" style:auto-text-indent="false"/>
    </style:style>
    <style:style style:name="gL_5f_Fliesstext_5f_Abstand_5f_davor_5f_und_5f_Einzug" style:display-name="gL_Fliesstext_Abstand_davor_und_Einzug" style:family="paragraph" style:parent-style-name="gL_5f_Fliesstext_5f_Abstand_5f_davor" style:next-style-name="gL_5f_Fliesstext_5f_Folge_5f_und_5f_Einzug" style:class="text">
      <style:paragraph-properties fo:margin-left="0.7cm" fo:margin-right="0.7cm" fo:text-indent="0cm" style:auto-text-indent="false"/>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gL_5f_Ueberschrift1" style:display-name="gL_Ueberschrift1" style:family="paragraph" style:next-style-name="gL_5f_Fliesstext" style:default-outline-level="1" style:class="text">
      <style:paragraph-properties fo:margin-top="0.3cm" fo:margin-bottom="0cm"/>
      <style:text-properties fo:font-size="16pt" fo:font-weight="bold" style:font-size-asian="16pt" style:font-size-complex="16pt"/>
    </style:style>
    <style:style style:name="gL_5f_Ueberschrift2" style:display-name="gL_Ueberschrift2" style:family="paragraph" style:next-style-name="gL_5f_Fliesstext" style:default-outline-level="2" style:class="text">
      <style:paragraph-properties fo:margin-top="0.3cm" fo:margin-bottom="0cm"/>
      <style:text-properties style:font-name="TimesNewRoman" fo:font-size="14pt" fo:font-style="italic" fo:font-weight="bold" style:font-size-asian="14pt" style:font-style-asian="italic" style:font-weight-asian="bold" style:font-size-complex="14pt" style:font-style-complex="italic" style:font-weight-complex="bold"/>
    </style:style>
    <style:style style:name="gL_5f_Ueberschrift3" style:display-name="gL_Ueberschrift3" style:family="paragraph" style:next-style-name="gL_5f_Fliesstext" style:default-outline-level="3" style:class="text">
      <style:paragraph-properties fo:margin-top="0.3cm" fo:margin-bottom="0cm"/>
      <style:text-properties fo:font-size="13pt" fo:font-weight="bold" style:font-size-asian="13pt" style:font-weight-asian="bold" style:font-size-complex="13pt" style:font-weight-complex="bold"/>
    </style:style>
    <style:style style:name="gL_5f_Ueberschrift4" style:display-name="gL_Ueberschrift4" style:family="paragraph" style:next-style-name="gL_5f_Fliesstext" style:default-outline-level="4" style:class="text">
      <style:paragraph-properties fo:margin-top="0.3cm" fo:margin-bottom="0cm"/>
      <style:text-properties fo:font-style="italic"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gL_5f_Titel" style:display-name="gL_Titel" style:family="paragraph" style:next-style-name="gL_5f_Fliesstext">
      <style:paragraph-properties fo:text-align="start" style:justify-single-word="false"/>
      <style:text-properties fo:font-size="21pt" fo:font-weight="bold" style:font-size-asian="21pt" style:font-weight-asian="bold" style:font-size-complex="21pt" style:font-weight-complex="bold"/>
    </style:style>
    <style:style style:name="gL_5f_Bibelzitat_5f_Abstand_5f_davor" style:display-name="gL_Bibelzitat_Abstand_davor" style:family="paragraph" style:parent-style-name="gL_5f_Fliesstext_5f_Abstand_5f_davor_5f_und_5f_Einzug" style:next-style-name="gL_5f_Bibelzitat_5f_kein_5f_Abstand_5f_davor_5f__28_Folgezeile_29_" style:master-page-name="">
      <style:paragraph-properties fo:keep-together="auto" style:page-number="auto" fo:background-color="transparent" fo:keep-with-next="auto">
        <style:tab-stops/>
        <style:background-image/>
      </style:paragraph-properties>
      <style:text-properties fo:font-style="italic" style:font-style-asian="italic" style:font-style-complex="italic"/>
    </style:style>
    <style:style style:name="gL_5f_Bibelzitat_5f_kein_5f_Abstand_5f_davor_5f__28_Folgezeile_29_" style:display-name="gL_Bibelzitat_kein_Abstand_davor_(Folgezeile)" style:family="paragraph" style:parent-style-name="gL_5f_Bibelzitat_5f_Abstand_5f_davor">
      <style:paragraph-properties fo:margin-top="0cm" fo:margin-bottom="0cm"/>
    </style:style>
    <style:style style:name="gL_5f_Bibelzitat_5f_Quellenangabe_5f__28_kleiner_5f_Abstand_5f_danach_29_" style:display-name="gL_Bibelzitat_Quellenangabe_(kleiner_Abstand_danach)" style:family="paragraph" style:parent-style-name="gL_5f_Bibelzitat_5f_kein_5f_Abstand_5f_davor_5f__28_Folgezeile_29_">
      <style:paragraph-properties fo:margin-top="0cm" fo:margin-bottom="0.25cm"/>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L_5f_Fusszeile" style:display-name="gL_Fusszeile" style:family="paragraph" style:parent-style-name="Footer">
      <style:paragraph-properties>
        <style:tab-stops>
          <style:tab-stop style:position="8.5cm" style:type="center"/>
          <style:tab-stop style:position="19.001cm" style:type="right"/>
        </style:tab-stops>
      </style:paragraph-properties>
      <style:text-properties fo:font-size="11pt" style:font-size-asian="11pt" style:font-size-complex="11pt"/>
    </style:style>
    <style:style style:name="gL_5f_Fliesstext_5f_Einzug_5f_ohne_5f_Abstand_5f_davor" style:display-name="gL_Fliesstext_Einzug_ohne_Abstand_davor" style:family="paragraph" style:parent-style-name="gL_5f_Fliesstext">
      <style:paragraph-properties fo:margin-left="0.7cm" fo:margin-right="0.7cm" fo:text-indent="0cm" style:auto-text-indent="false"/>
    </style:style>
    <style:style style:name="Illustration" style:family="paragraph" style:parent-style-name="Caption" style:class="extra"/>
    <style:style style:name="gL_5f_Beschriftung_5f_Abbildung" style:display-name="gL_Beschriftung_Abbildung" style:family="paragraph" style:parent-style-name="Illustration">
      <style:text-properties fo:font-size="10pt"/>
    </style:style>
    <style:style style:name="Frame_20_contents" style:display-name="Frame contents" style:family="paragraph" style:parent-style-name="Text_20_body" style:class="extra"/>
    <style:style style:name="gL_5f_Fliesstext_5f_Folge_5f_und_5f_Abstand_5f_davor" style:display-name="gL_Fliesstext_Folge_und_Abstand_davor" style:family="paragraph" style:parent-style-name="gL_5f_Fliesstext_5f_Folge">
      <style:paragraph-properties fo:margin-top="0.25cm" fo:margin-bottom="0cm"/>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gL_5f_Inhaltsverzeichnis_5f_DeSario" style:display-name="gL_Inhaltsverzeichnis_DeSario" style:family="paragraph" style:parent-style-name="gL_5f_Fliesstext" style:class="text">
      <style:paragraph-properties fo:margin-top="0.3cm" fo:margin-bottom="0cm" fo:line-height="120%" fo:text-align="start" style:justify-single-word="false">
        <style:tab-stops>
          <style:tab-stop style:position="0.626cm"/>
          <style:tab-stop style:position="17.655cm"/>
          <style:tab-stop style:position="19.001cm" style:type="right"/>
        </style:tab-stops>
      </style:paragraph-properties>
      <style:text-properties fo:font-variant="normal" fo:text-transform="none" fo:color="#000000" style:font-name="TimesNewRoman1" fo:font-size="11pt" fo:language="en" fo:country="US" fo:font-style="normal" fo:font-weight="bold" style:font-size-asian="11pt" style:font-weight-asian="bold" style:font-size-complex="11pt" style:font-weight-complex="bold"/>
    </style:style>
    <style:style style:name="gL_5f_Bibelzitat_5f_Abstand_5f_davor_5f_ohne_5f_Einzug" style:display-name="gL_Bibelzitat_Abstand_davor_ohne_Einzug" style:family="paragraph" style:parent-style-name="gL_5f_Bibelzitat_5f_Abstand_5f_davor">
      <style:paragraph-properties fo:margin-left="0cm" fo:margin-right="0cm" fo:text-indent="0cm" style:auto-text-indent="false"/>
    </style:style>
    <style:style style:name="gL_5f_Bibelzitat_5f_kein_5f_Abstand_5f_davor_5f_ohne_5f_Einzug_5f__28_Folgezeile_29_" style:display-name="gL_Bibelzitat_kein_Abstand_davor_ohne_Einzug_(Folgezeile)" style:family="paragraph" style:parent-style-name="gL_5f_Bibelzitat_5f_kein_5f_Abstand_5f_davor_5f__28_Folgezeile_29_">
      <style:paragraph-properties fo:margin-left="0cm" fo:margin-right="0cm" fo:text-indent="0cm" style:auto-text-indent="false"/>
    </style:style>
    <style:style style:name="gL_5f_Bibelzitat_5f_Quellenangabe_5f_ohne_5f_Einzug_5f__28_kleiner_5f_Abstand_5f_danach_29_" style:display-name="gL_Bibelzitat_Quellenangabe_ohne_Einzug_(kleiner_Abstand_danach)" style:family="paragraph" style:parent-style-name="gL_5f_Bibelzitat_5f_Quellenangabe_5f__28_kleiner_5f_Abstand_5f_danach_29_">
      <style:paragraph-properties fo:margin-left="0cm" fo:margin-right="0cm" fo:text-indent="0cm" style:auto-text-indent="false"/>
    </style:style>
    <style:style style:name="gL_5f_Inhaltsverzeichnis_5f_DeSario_5f_Subtitle" style:display-name="gL_Inhaltsverzeichnis_DeSario_Subtitle" style:family="paragraph">
      <style:paragraph-properties fo:margin-left="0.6cm" fo:margin-right="1.852cm" fo:line-height="120%" fo:text-indent="0cm" style:auto-text-indent="false"/>
      <style:text-properties style:font-name="TimesNewRoman1" fo:font-size="11pt" fo:language="en" fo:country="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age_20_Number">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Graphics" style:family="graphic">
      <style:graphic-properties svg:width="0.4cm" svg:height="0.4cm" text:anchor-type="paragraph" svg:x="0cm" svg:y="0cm" style:wrap="none" style:vertical-pos="middle"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gL_5f_Grafik_5f_mitte" style:display-name="gL_Grafik_mitte" style:family="graphic">
      <style:graphic-properties svg:width="0.4cm" svg:height="0.041cm" text:anchor-type="page" svg:x="0cm" svg:y="0cm" fo:margin-left="2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text:start-value="7">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gL_5f_Liste_5f_unsortiert" style:display-name="gL_Liste_unsortier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ans Narrow"/>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Liberation Sans Narrow"/>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Liberation Sans Narrow"/>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gL_5f_Liste_5f_sortiert" style:display-name="gL_Liste_sortiert">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US"/>
    </style:style>
    <style:style style:name="MT2" style:family="text">
      <style:text-properties style:use-window-font-color="true"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15.24cm" fo:page-height="22.86cm" style:num-format="1" style:print-orientation="portrait" fo:margin-top="1.305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15.24cm" fo:page-height="22.86cm" style:num-format="1" style:print-orientation="portrait" fo:margin-top="1.27cm" fo:margin-bottom="0.247cm" fo:margin-left="1.87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5.24cm" fo:page-height="22.86cm" style:num-format="1" style:print-orientation="portrait" fo:margin-top="1.27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15.24cm" fo:page-height="22.86cm" style:num-format="1" style:print-orientation="portrait" fo:margin-top="1.623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style:master-page style:name="gL_5f_Seitenvorlage_5f_mehr_5f_Platz_5f_Fusszeile" style:display-name="gL_Seitenvorlage_mehr_Platz_Fusszeile" style:page-layout-name="Mpm3">
      <style:footer>
        <text:p text:style-name="gL_5f_Fusszeile"><text:span text:style-name="MT1">This article has been published on </text:span><text:a xlink:type="simple" xlink:href="http://gesundelehre.tk/"><text:span text:style-name="MT2">http://gesundelehre.tk</text:span></text:a><text:span text:style-name="MT1"><text:tab/></text:span><text:span text:style-name="MT1"><text:page-number text:select-page="current">2</text:page-number></text:span><text:span text:style-name="MT1">/</text:span><text:span text:style-name="MT1"><text:page-count>4</text:page-count></text:span></text:p>
      </style:footer>
    </style:master-page>
    <style:master-page style:name="Konvert_20_0" style:display-name="Konvert 0" style:page-layout-name="Mpm4"/>
    <style:master-page style:name="Konvert_20_1" style:display-name="Konvert 1" style:page-layout-name="Mpm4"/>
    <style:master-page style:name="Konvert_20_2" style:display-name="Konvert 2" style:page-layout-name="Mpm4"/>
    <style:master-page style:name="Konvert_20_3" style:display-name="Konvert 3" style:page-layout-name="Mpm4"/>
    <style:master-page style:name="Konvert_20_4" style:display-name="Konvert 4" style:page-layout-name="Mpm4"/>
    <style:master-page style:name="Konvert_20_5" style:display-name="Konvert 5" style:page-layout-name="Mpm4"/>
    <style:master-page style:name="Konvert_20_6" style:display-name="Konvert 6" style:page-layout-name="Mpm4"/>
    <style:master-page style:name="Konvert_20_7" style:display-name="Konvert 7" style:page-layout-name="Mpm4"/>
    <style:master-page style:name="Konvert_20_8" style:display-name="Konvert 8" style:page-layout-name="Mpm4"/>
    <style:master-page style:name="Konvert_20_9" style:display-name="Konvert 9" style:page-layout-name="Mpm4"/>
    <style:master-page style:name="Konvert_20_10" style:display-name="Konvert 10" style:page-layout-name="Mpm4"/>
    <style:master-page style:name="Konvert_20_11" style:display-name="Konvert 11" style:page-layout-name="Mpm4"/>
    <style:master-page style:name="Konvert_20_12" style:display-name="Konvert 12" style:page-layout-name="Mpm4"/>
    <style:master-page style:name="Konvert_20_13" style:display-name="Konvert 13" style:page-layout-name="Mpm5"/>
    <style:master-page style:name="Konvert_20_14" style:display-name="Konvert 14" style:page-layout-name="Mpm4"/>
    <style:master-page style:name="Konvert_20_15" style:display-name="Konvert 15" style:page-layout-name="Mpm4"/>
    <style:master-page style:name="Konvert_20_16" style:display-name="Konvert 16" style:page-layout-name="Mpm6"/>
    <style:master-page style:name="Konvert_20_17" style:display-name="Konvert 17" style:page-layout-name="Mpm4"/>
    <style:master-page style:name="Konvert_20_18" style:display-name="Konvert 18" style:page-layout-name="Mpm4"/>
    <style:master-page style:name="Konvert_20_19" style:display-name="Konvert 19" style:page-layout-name="Mpm7"/>
    <style:master-page style:name="Konvert_20_20" style:display-name="Konvert 20" style:page-layout-name="Mpm4"/>
    <style:master-page style:name="Konvert_20_21" style:display-name="Konvert 21" style:page-layout-name="Mpm4"/>
    <style:master-page style:name="Konvert_20_22" style:display-name="Konvert 22" style:page-layout-name="Mpm4"/>
    <style:master-page style:name="Konvert_20_23" style:display-name="Konvert 23" style:page-layout-name="Mpm4"/>
    <style:master-page style:name="Konvert_20_24" style:display-name="Konvert 24" style:page-layout-name="Mpm4"/>
    <style:master-page style:name="Konvert_20_25" style:display-name="Konvert 25" style:page-layout-name="Mpm4"/>
    <style:master-page style:name="Konvert_20_26" style:display-name="Konvert 26" style:page-layout-name="Mpm6"/>
    <style:master-page style:name="Konvert_20_27" style:display-name="Konvert 27" style:page-layout-name="Mpm4"/>
    <style:master-page style:name="Konvert_20_28" style:display-name="Konvert 28" style:page-layout-name="Mpm4"/>
    <style:master-page style:name="Konvert_20_29" style:display-name="Konvert 29" style:page-layout-name="Mpm4"/>
    <style:master-page style:name="Konvert_20_30" style:display-name="Konvert 30" style:page-layout-name="Mpm4"/>
    <style:master-page style:name="Konvert_20_31" style:display-name="Konvert 31" style:page-layout-name="Mpm4"/>
    <style:master-page style:name="Konvert_20_32" style:display-name="Konvert 32" style:page-layout-name="Mpm4"/>
    <style:master-page style:name="Konvert_20_33" style:display-name="Konvert 33" style:page-layout-name="Mpm4"/>
    <style:master-page style:name="Konvert_20_34" style:display-name="Konvert 34" style:page-layout-name="Mpm4"/>
    <style:master-page style:name="Konvert_20_35" style:display-name="Konvert 35" style:page-layout-name="Mpm4"/>
    <style:master-page style:name="Konvert_20_36" style:display-name="Konvert 36" style:page-layout-name="Mpm4"/>
    <style:master-page style:name="Konvert_20_37" style:display-name="Konvert 37" style:page-layout-name="Mpm4"/>
    <style:master-page style:name="Konvert_20_38" style:display-name="Konvert 38" style:page-layout-name="Mpm4"/>
    <style:master-page style:name="Konvert_20_39" style:display-name="Konvert 39" style:page-layout-name="Mpm4"/>
    <style:master-page style:name="Konvert_20_40" style:display-name="Konvert 40" style:page-layout-name="Mpm4"/>
    <style:master-page style:name="Konvert_20_41" style:display-name="Konvert 41" style:page-layout-name="Mpm6"/>
    <style:master-page style:name="Konvert_20_42" style:display-name="Konvert 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1-09T17:03:21.37</meta:creation-date>
    <meta:editing-duration>PT08H22M12S</meta:editing-duration>
    <meta:editing-cycles>41</meta:editing-cycles>
    <meta:generator>OpenOffice.org/3.2$Win32 OpenOffice.org_project/320m12$Build-9483</meta:generator>
    <meta:initial-creator>Simon Ott</meta:initial-creator>
    <dc:date>2015-01-25T00:25:12.81</dc:date>
    <dc:creator>Simon Ott</dc:creator>
    <meta:document-statistic meta:table-count="0" meta:image-count="0" meta:object-count="0" meta:page-count="4" meta:paragraph-count="93" meta:word-count="2249" meta:character-count="13281"/>
  </office:meta>
</office:document-meta>
</file>